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3pt" style:font-size-asian="13pt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3pt" style:font-size-asian="13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7326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name="P10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4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5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6" style:parent-style-name="Standard" style:family="paragraph">
      <style:text-properties style:font-name="Arial" style:font-name-complex="Arial" fo:language="es" fo:country="MX"/>
    </style:style>
    <style:style style:name="P107" style:parent-style-name="Standard" style:family="paragraph">
      <style:text-properties style:font-name="Arial" style:font-name-complex="Arial" fo:language="es" fo:country="MX"/>
    </style:style>
    <style:style style:name="P108" style:parent-style-name="Standard" style:family="paragraph">
      <style:text-properties style:font-name="Arial" style:font-name-complex="Arial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P110" style:parent-style-name="Standard" style:family="paragraph">
      <style:text-properties style:font-name="Arial" style:font-name-complex="Arial" fo:language="es" fo:country="MX"/>
    </style:style>
    <style:style style:name="P111" style:parent-style-name="Standard" style:family="paragraph">
      <style:text-properties style:font-name="Arial" style:font-name-complex="Arial" fo:language="es" fo:country="MX"/>
    </style:style>
    <style:style style:name="P112" style:parent-style-name="Standard" style:family="paragraph">
      <style:text-properties style:font-name="Arial" style:font-name-complex="Arial" fo:language="es" fo:country="MX"/>
    </style:style>
    <style:style style:name="P113" style:parent-style-name="Standard" style:family="paragraph">
      <style:text-properties style:font-name="Arial" style:font-name-complex="Arial" fo:language="es" fo:country="MX"/>
    </style:style>
    <style:style style:name="P11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7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8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19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0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1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2" style:parent-style-name="Standard" style:family="paragraph">
      <style:paragraph-properties fo:text-indent="0.5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854in"/>
        </style:tab-stops>
      </style:paragraph-properties>
      <style:text-properties style:font-name="Arial" style:font-name-complex="Arial" fo:language="es" fo:country="MX"/>
    </style:style>
    <style:style style:name="P123" style:parent-style-name="Standard" style:family="paragraph">
      <style:paragraph-properties fo:text-indent="0.5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854in"/>
        </style:tab-stops>
      </style:paragraph-properties>
      <style:text-properties style:font-name="Arial" style:font-name-complex="Arial" fo:language="es" fo:country="MX"/>
    </style:style>
    <style:style style:name="P12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6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7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8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29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0" style:parent-style-name="Standard" style:family="paragraph">
      <style:paragraph-properties fo:margin-left="2in">
        <style:tab-stops/>
      </style:paragraph-properties>
      <style:text-properties style:font-name="Arial" style:font-name-complex="Arial" fo:language="es" fo:country="MX"/>
    </style:style>
    <style:style style:name="P131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2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3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4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5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6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7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8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39" style:parent-style-name="Standard" style:family="paragraph">
      <style:paragraph-properties fo:text-indent="0.5in"/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 de programación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Flores Hernández Aimara Sarahí</text:p>
            <text:p text:style-name="P65">Francisco Pacheco Joselin</text:p>
            <text:p text:style-name="P66">Marquez Vazquez Lidia Vanesa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>2018-1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>13 de octubre<text:s/>del 2017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>CALIFICACIÓN: __________</text:p>
      <text:p text:style-name="P103"/>
      <text:p text:style-name="P104"/>
      <text:p text:style-name="P105">Problema: incrementar en uno un número.</text:p>
      <text:p text:style-name="P106"/>
      <text:p text:style-name="P107">Número[0] número[1]número[2]</text:p>
      <text:p text:style-name="P108"/>
      <text:p text:style-name="P109">Número [0]:=9</text:p>
      <text:p text:style-name="P110">Número [1]:=7</text:p>
      <text:p text:style-name="P111">Número [2]:=2</text:p>
      <text:p text:style-name="P112"/>
      <text:p text:style-name="P113">INICIO</text:p>
      <text:p text:style-name="P114">número[3]: ENTERO</text:p>
      <text:p text:style-name="P115">Número [0]:=9</text:p>
      <text:p text:style-name="P116">Número [1]:=7</text:p>
      <text:p text:style-name="P117">Número [2]:=2</text:p>
      <text:p text:style-name="P118"/>
      <text:p text:style-name="P119">SI Número [2]:=9 ENTONCES</text:p>
      <text:p text:style-name="P120"/>
      <text:p text:style-name="P121"><text:tab/>Numero [2]:=0</text:p>
      <text:p text:style-name="P122"><text:tab/>ESCRIBIR:”0”<text:tab/></text:p>
      <text:p text:style-name="P123"/>
      <text:p text:style-name="P124"><text:tab/>SI Número [1]:=9 ENTONCES</text:p>
      <text:p text:style-name="P125"/>
      <text:p text:style-name="P126"><text:tab/><text:tab/>Numero [1]:=0</text:p>
      <text:p text:style-name="P127"><text:tab/><text:tab/>ESCRIBIR:”0”</text:p>
      <text:p text:style-name="P128"/>
      <text:p text:style-name="P129"><text:tab/><text:tab/>SI Número [0]:=9 ENTONCES</text:p>
      <text:p text:style-name="P130">Numero [0]:=10</text:p>
      <text:p text:style-name="P131"><text:tab/><text:tab/><text:tab/>ESCRIBIR:”10”</text:p>
      <text:p text:style-name="P132"><text:tab/><text:tab/>FIN SI</text:p>
      <text:p text:style-name="P133"><text:tab/>FIN SI</text:p>
      <text:p text:style-name="P134">FIN SI</text:p>
      <text:p text:style-name="P135">DE LO CONTRARIO</text:p>
      <text:p text:style-name="P136"><text:tab/></text:p>
      <text:p text:style-name="P137"><text:tab/>ESCRIBIR</text:p>
      <text:p text:style-name="P138"><text:tab/>Número [2]:=+1</text:p>
      <text:p text:style-name="P139"><text:tab/>Número [1]:=<text:s/>Número [1]</text:p>
      <text:p text:style-name="P140"><text:tab/><text:tab/>Número [0]:=Número [0]</text:p>
      <text:p text:style-name="P141"><text:tab/>FIN DE LO CONTRARIO</text:p>
      <text:p text:style-name="Standard"><text:span text:style-name="T142">F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imara Sarahi Flores Hernandez</dc:creator>
    <meta:creation-date>2017-10-12T22:51:00Z</meta:creation-date>
    <dc:date>2017-10-12T22:51:00Z</dc:date>
    <meta:template xlink:href="Normal" xlink:type="simple"/>
    <meta:editing-cycles>2</meta:editing-cycles>
    <meta:editing-duration>PT0S</meta:editing-duration>
    <meta:document-statistic meta:page-count="2" meta:paragraph-count="1" meta:word-count="150" meta:character-count="974" meta:row-count="6" meta:non-whitespace-character-count="825"/>
  </office:meta>
</office:document-meta>
</file>